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field_wildcard_filter.test_list_map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field_wildcard_filter.test_list_map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field_wildcard_filter.test_list_map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